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277cm" fo:min-width="1.118cm"/>
    </style:style>
    <style:style style:name="gr2" style:family="graphic" style:parent-style-name="standard">
      <style:graphic-properties svg:stroke-color="#000000" draw:textarea-vertical-align="middle" draw:auto-grow-height="false" fo:min-height="0.471cm" fo:min-width="0.603cm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3.56cm" fo:min-width="4.834cm"/>
    </style:style>
    <style:style style:name="gr5" style:family="graphic" style:parent-style-name="objectwithoutfill">
      <style:graphic-properties svg:stroke-color="#000000" draw:marker-start="" draw:marker-start-width="0.3cm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objectwithoutfill">
      <style:graphic-properties svg:stroke-color="#000000" draw:marker-start="" draw:marker-end="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="" draw:marker-end="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13" style:family="graphic" style:parent-style-name="standard">
      <style:graphic-properties draw:stroke="none" svg:stroke-color="#000000" draw:fill="none" fo:min-height="0.713cm"/>
      <style:paragraph-properties style:writing-mode="lr-tb"/>
    </style:style>
    <style:style style:name="gr14" style:family="graphic" style:parent-style-name="standard">
      <style:graphic-properties draw:stroke="none" svg:stroke-color="#000000" draw:fill="none" fo:min-height="0.623cm"/>
      <style:paragraph-properties style:writing-mode="lr-tb"/>
    </style:style>
    <style:style style:name="gr15" style:family="graphic" style:parent-style-name="standard">
      <style:graphic-properties svg:stroke-color="#3465a4" draw:textarea-horizontal-align="justify" draw:textarea-vertical-align="middle" draw:auto-grow-height="false" fo:min-height="1.277cm" fo:min-width="1.118cm"/>
    </style:style>
    <style:style style:name="gr16" style:family="graphic" style:parent-style-name="standard">
      <style:graphic-properties svg:stroke-color="#3465a4" draw:textarea-vertical-align="middle" draw:auto-grow-height="false" fo:min-height="0.471cm" fo:min-width="0.603cm"/>
    </style:style>
    <style:style style:name="gr17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9" style:family="graphic" style:parent-style-name="standard">
      <style:graphic-properties svg:stroke-width="0.081cm" svg:stroke-color="#3465a4" draw:marker-start="Arrow" draw:marker-start-width="0.421cm" draw:marker-end-width="0.321cm" draw:opacity="50%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3465a4" draw:marker-start="" draw:marker-start-width="0.421cm" draw:marker-end="Arrow" draw:marker-end-width="0.321cm" draw:opacity="50%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textarea-horizontal-align="justify" draw:textarea-vertical-align="middle" draw:auto-grow-height="false" fo:min-height="2.29cm" fo:min-width="8.263cm"/>
    </style:style>
    <style:style style:name="gr22" style:family="graphic" style:parent-style-name="standard">
      <style:graphic-properties draw:textarea-horizontal-align="justify" draw:textarea-vertical-align="middle" draw:auto-grow-height="false" fo:min-height="2.29cm" fo:min-width="12.708cm"/>
    </style:style>
    <style:style style:name="gr23" style:family="graphic" style:parent-style-name="standard">
      <style:graphic-properties draw:textarea-horizontal-align="justify" draw:textarea-vertical-align="middle" draw:auto-grow-height="false" fo:min-height="2.29cm" fo:min-width="6.358cm"/>
    </style:style>
    <style:style style:name="gr24" style:family="graphic" style:parent-style-name="standard">
      <style:graphic-properties draw:textarea-horizontal-align="justify" draw:textarea-vertical-align="middle" draw:auto-grow-height="false" fo:min-height="2.29cm" fo:min-width="14.105cm"/>
    </style:style>
    <style:style style:name="gr25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26" style:family="graphic" style:parent-style-name="objectwithoutfill">
      <style:graphic-properties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co1" style:family="table-column">
      <style:table-column-properties style:column-width="3.175cm" style:use-optimal-column-width="false"/>
    </style:style>
    <style:style style:name="ro1" style:family="table-row">
      <style:table-row-properties style:row-height="3.173cm" style:use-optimal-row-height="false"/>
    </style:style>
    <style:style style:name="ro2" style:family="table-row">
      <style:table-row-properties style:row-height="3.181cm" style:use-optimal-row-height="false"/>
    </style:style>
    <style:style style:name="ce1" style:family="table-cell">
      <loext:graphic-properties draw:fill="none" draw:fill-color="#000000"/>
      <style:paragraph-properties fo:border="0.03pt solid #000000"/>
      <style:text-properties fo:color="#000000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fo:font-size="28pt" fo:font-weight="normal" style:font-size-asian="32pt" style:font-weight-asian="normal" style:font-size-complex="32pt" style:font-weight-complex="normal"/>
    </style:style>
    <style:style style:name="P8" style:family="paragraph">
      <loext:graphic-properties draw:opacity="50%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0pt"/>
    </style:style>
    <style:style style:name="P11" style:family="paragraph">
      <loext:graphic-properties draw:fill="none" draw:fill-color="#ffffff"/>
      <style:text-properties fo:font-size="20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-33% 58%" fo:font-size="13pt" style:font-size-asian="13pt" style:font-size-complex="13pt"/>
    </style:style>
    <style:style style:name="T3" style:family="text">
      <style:text-properties fo:font-size="28pt" fo:font-weight="normal" style:font-size-asian="32pt" style:font-weight-asian="normal" style:font-size-complex="32pt" style:font-weight-complex="normal"/>
    </style:style>
    <style:style style:name="T4" style:family="text">
      <style:text-properties style:text-position="-33% 58%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text-position="-33% 58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.159cm" svg:x="3.159cm" svg:y="13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2.921cm" svg:height="2.159cm" svg:x="6.08cm" svg:y="22.08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" draw:text-style-name="P2" draw:layer="layout" svg:width="4.826cm" svg:height="1.27cm" svg:x="3.205cm" svg:y="12.176cm">
          <draw:text-box>
            <text:p>Agent</text:p>
          </draw:text-box>
        </draw:frame>
        <draw:frame draw:style-name="gr3" draw:text-style-name="P2" draw:layer="layout" svg:width="4.826cm" svg:height="1.27cm" svg:x="12.43cm" svg:y="13.276cm">
          <draw:text-box>
            <text:p>Environment</text:p>
          </draw:text-box>
        </draw:frame>
        <draw:custom-shape draw:style-name="gr4" draw:text-style-name="P1" xml:id="id1" draw:id="id1" draw:layer="layout" svg:width="5.334cm" svg:height="3.81cm" svg:x="1.889cm" svg:y="12.049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-0.769cm" svg:x1="4.556cm" svg:y1="12.049cm" svg:x2="14.556cm" svg:y2="12.049cm" draw:start-shape="id1" draw:start-glue-point="0" draw:end-shape="id2" draw:end-glue-point="0" svg:d="M4556 12049v-1270h10000v1270" svg:viewBox="0 0 10001 1271">
          <text:p/>
        </draw:connector>
        <draw:frame draw:style-name="gr6" draw:text-style-name="P4" draw:layer="layout" svg:width="4.826cm" svg:height="1.016cm" svg:x="8.239cm" svg:y="10.017cm">
          <draw:text-box>
            <text:p><text:span text:style-name="T1">action a</text:span><text:span text:style-name="T2">t</text:span></text:p>
          </draw:text-box>
        </draw:frame>
        <draw:frame draw:style-name="gr7" draw:text-style-name="P4" draw:layer="layout" svg:width="5.334cm" svg:height="0.962cm" svg:x="10.525cm" svg:y="16.875cm">
          <draw:text-box>
            <text:p><text:span text:style-name="T1">reward r</text:span><text:span text:style-name="T2">t+1</text:span></text:p>
          </draw:text-box>
        </draw:frame>
        <draw:line draw:style-name="gr8" draw:text-style-name="P3" draw:layer="layout" svg:x1="3.54cm" svg:y1="18.642cm" svg:x2="3.54cm" svg:y2="15.848cm">
          <text:p/>
        </draw:line>
        <draw:line draw:style-name="gr8" draw:text-style-name="P3" draw:layer="layout" svg:x1="15.351cm" svg:y1="18.653cm" svg:x2="10.525cm" svg:y2="18.653cm">
          <text:p/>
        </draw:line>
        <draw:line draw:style-name="gr9" draw:text-style-name="P3" draw:layer="layout" svg:x1="13.827cm" svg:y1="15.859cm" svg:x2="13.827cm" svg:y2="17.637cm">
          <text:p/>
        </draw:line>
        <draw:line draw:style-name="gr8" draw:text-style-name="P3" draw:layer="layout" svg:x1="13.827cm" svg:y1="17.637cm" svg:x2="10.525cm" svg:y2="17.637cm">
          <text:p/>
        </draw:line>
        <draw:line draw:style-name="gr10" draw:text-style-name="P5" draw:layer="layout" svg:x1="4.683cm" svg:y1="17.653cm" svg:x2="4.683cm" svg:y2="15.848cm">
          <text:p/>
        </draw:line>
        <draw:line draw:style-name="gr11" draw:text-style-name="P5" draw:layer="layout" svg:x1="9.609cm" svg:y1="17.637cm" svg:x2="4.656cm" svg:y2="17.637cm">
          <text:p/>
        </draw:line>
        <draw:line draw:style-name="gr9" draw:text-style-name="P3" draw:layer="layout" svg:x1="15.351cm" svg:y1="15.859cm" svg:x2="15.351cm" svg:y2="18.653cm">
          <text:p/>
        </draw:line>
        <draw:frame draw:style-name="gr12" draw:text-style-name="P4" draw:layer="layout" svg:width="2.413cm" svg:height="0.873cm" svg:x="5.764cm" svg:y="16.948cm">
          <draw:text-box>
            <text:p><text:span text:style-name="T1">reward r</text:span><text:span text:style-name="T2">t</text:span></text:p>
          </draw:text-box>
        </draw:frame>
        <draw:line draw:style-name="gr9" draw:text-style-name="P3" draw:layer="layout" svg:x1="9.636cm" svg:y1="18.653cm" svg:x2="3.54cm" svg:y2="18.642cm">
          <text:p/>
        </draw:line>
        <draw:frame draw:style-name="gr13" draw:text-style-name="P6" draw:layer="layout" svg:width="3.927cm" svg:height="0.963cm" svg:x="5.482cm" svg:y="17.964cm">
          <draw:text-box>
            <text:p><text:span text:style-name="T1">state s</text:span><text:span text:style-name="T2">t</text:span></text:p>
          </draw:text-box>
        </draw:frame>
        <draw:frame draw:style-name="gr14" draw:text-style-name="P6" draw:layer="layout" svg:width="3.927cm" svg:height="0.873cm" svg:x="11.459cm" svg:y="17.907cm">
          <draw:text-box>
            <text:p><text:span text:style-name="T1">state s</text:span><text:span text:style-name="T2">t+1</text:span></text:p>
          </draw:text-box>
        </draw:frame>
        <draw:custom-shape draw:style-name="gr4" draw:text-style-name="P1" xml:id="id2" draw:id="id2" draw:layer="layout" svg:width="5.334cm" svg:height="3.81cm" svg:x="11.889cm" svg:y="12.04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standard" draw:layer="layout" svg:width="12.699cm" svg:height="12.699cm" svg:x="4.111cm" svg:y="7.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5" draw:text-style-name="P1" draw:layer="layout" svg:width="2.286cm" svg:height="2.159cm" svg:x="4.502cm" svg:y="17.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" draw:layer="layout" svg:width="2.921cm" svg:height="2.159cm" svg:x="13.827cm" svg:y="7.73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7" draw:text-style-name="P7" draw:layer="layout" svg:width="3.429cm" svg:height="1.987cm" svg:x="4.148cm" svg:y="14.589cm">
          <draw:text-box>
            <text:p><text:span text:style-name="T3">(1,0)</text:span></text:p>
          </draw:text-box>
        </draw:frame>
        <draw:frame draw:style-name="gr18" draw:text-style-name="P7" draw:layer="layout" svg:width="3.429cm" svg:height="1.905cm" svg:x="4.302cm" svg:y="11.287cm">
          <draw:text-box>
            <text:p><text:span text:style-name="T3">(2,0)</text:span></text:p>
          </draw:text-box>
        </draw:frame>
        <draw:frame draw:style-name="gr17" draw:text-style-name="P7" draw:layer="layout" svg:width="3.429cm" svg:height="1.987cm" svg:x="13.827cm" svg:y="14.634cm">
          <draw:text-box>
            <text:p><text:span text:style-name="T3">(1,3)</text:span></text:p>
          </draw:text-box>
        </draw:frame>
        <draw:frame draw:style-name="gr17" draw:text-style-name="P7" draw:layer="layout" svg:width="3.429cm" svg:height="1.987cm" svg:x="7.477cm" svg:y="17.891cm">
          <draw:text-box>
            <text:p><text:span text:style-name="T3">(0,1)</text:span></text:p>
          </draw:text-box>
        </draw:frame>
        <draw:frame draw:style-name="gr17" draw:text-style-name="P7" draw:layer="layout" svg:width="3.429cm" svg:height="1.987cm" svg:x="10.779cm" svg:y="14.634cm">
          <draw:text-box>
            <text:p><text:span text:style-name="T3">(1,2)</text:span></text:p>
          </draw:text-box>
        </draw:frame>
        <draw:frame draw:style-name="gr17" draw:text-style-name="P7" draw:layer="layout" svg:width="3.429cm" svg:height="1.987cm" svg:x="10.779cm" svg:y="17.891cm">
          <draw:text-box>
            <text:p><text:span text:style-name="T3">(0,2)</text:span></text:p>
          </draw:text-box>
        </draw:frame>
        <draw:frame draw:style-name="gr17" draw:text-style-name="P7" draw:layer="layout" svg:width="3.429cm" svg:height="1.987cm" svg:x="7.45cm" svg:y="14.634cm">
          <draw:text-box>
            <text:p><text:span text:style-name="T3">(1,1)</text:span></text:p>
          </draw:text-box>
        </draw:frame>
        <draw:frame draw:style-name="gr18" draw:text-style-name="P7" draw:layer="layout" svg:width="3.429cm" svg:height="1.905cm" svg:x="10.652cm" svg:y="8.239cm">
          <draw:text-box>
            <text:p><text:span text:style-name="T3">(3,2)</text:span></text:p>
          </draw:text-box>
        </draw:frame>
        <draw:frame draw:style-name="gr18" draw:text-style-name="P7" draw:layer="layout" svg:width="3.429cm" svg:height="1.905cm" svg:x="13.954cm" svg:y="17.891cm">
          <draw:text-box>
            <text:p><text:span text:style-name="T3">(0,3)</text:span></text:p>
          </draw:text-box>
        </draw:frame>
        <draw:frame draw:style-name="gr18" draw:text-style-name="P7" draw:layer="layout" svg:width="3.429cm" svg:height="1.905cm" svg:x="13.827cm" svg:y="11.414cm">
          <draw:text-box>
            <text:p><text:span text:style-name="T3">(2,3)</text:span></text:p>
          </draw:text-box>
        </draw:frame>
        <draw:frame draw:style-name="gr18" draw:text-style-name="P7" draw:layer="layout" svg:width="3.429cm" svg:height="1.905cm" svg:x="10.652cm" svg:y="11.414cm">
          <draw:text-box>
            <text:p><text:span text:style-name="T3">(2,2)</text:span></text:p>
          </draw:text-box>
        </draw:frame>
        <draw:frame draw:style-name="gr18" draw:text-style-name="P7" draw:layer="layout" svg:width="3.429cm" svg:height="1.905cm" svg:x="7.477cm" svg:y="11.287cm">
          <draw:text-box>
            <text:p><text:span text:style-name="T3">(2,1)</text:span></text:p>
          </draw:text-box>
        </draw:frame>
        <draw:frame draw:style-name="gr18" draw:text-style-name="P7" draw:layer="layout" svg:width="3.429cm" svg:height="1.905cm" svg:x="7.477cm" svg:y="8.239cm">
          <draw:text-box>
            <text:p><text:span text:style-name="T3">(3,1)</text:span></text:p>
          </draw:text-box>
        </draw:frame>
        <draw:frame draw:style-name="gr18" draw:text-style-name="P7" draw:layer="layout" svg:width="3.429cm" svg:height="1.905cm" svg:x="4.302cm" svg:y="8.239cm">
          <draw:text-box>
            <text:p><text:span text:style-name="T3">(3,0)</text:span></text:p>
          </draw:text-box>
        </draw:frame>
      </draw:page>
      <draw:page draw:name="page3" draw:style-name="dp1" draw:master-page-name="Default">
        <draw:frame draw:style-name="standard" draw:layer="layout" svg:width="12.699cm" svg:height="12.699cm" svg:x="3.737cm" svg:y="7.3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5" draw:text-style-name="P1" draw:layer="layout" svg:width="2.286cm" svg:height="2.159cm" svg:x="4.429cm" svg:y="17.38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" draw:layer="layout" svg:width="2.921cm" svg:height="2.159cm" svg:x="13.7cm" svg:y="7.68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9" draw:text-style-name="P8" draw:layer="layout" svg:x1="5.445cm" svg:y1="15.07cm" svg:x2="5.445cm" svg:y2="17.356cm">
          <text:p/>
        </draw:line>
        <draw:line draw:style-name="gr19" draw:text-style-name="P8" draw:layer="layout" svg:x1="8.874cm" svg:y1="15.097cm" svg:x2="5.445cm" svg:y2="15.066cm">
          <text:p/>
        </draw:line>
        <draw:line draw:style-name="gr19" draw:text-style-name="P8" draw:layer="layout" svg:x1="11.949cm" svg:y1="18.497cm" svg:x2="8.882cm" svg:y2="18.497cm">
          <text:p/>
        </draw:line>
        <draw:line draw:style-name="gr19" draw:text-style-name="P8" draw:layer="layout" svg:x1="11.968cm" svg:y1="11.922cm" svg:x2="11.968cm" svg:y2="15.097cm">
          <text:p/>
        </draw:line>
        <draw:line draw:style-name="gr19" draw:text-style-name="P8" draw:layer="layout" svg:x1="15.097cm" svg:y1="8.859cm" svg:x2="11.922cm" svg:y2="8.828cm">
          <text:p/>
        </draw:line>
        <draw:line draw:style-name="gr19" draw:text-style-name="P8" draw:layer="layout" svg:x1="11.968cm" svg:y1="8.823cm" svg:x2="11.968cm" svg:y2="11.998cm">
          <text:p/>
        </draw:line>
        <draw:line draw:style-name="gr19" draw:text-style-name="P8" draw:layer="layout" svg:x1="11.968cm" svg:y1="15.243cm" svg:x2="11.968cm" svg:y2="18.418cm">
          <text:p/>
        </draw:line>
        <draw:line draw:style-name="gr20" draw:text-style-name="P8" draw:layer="layout" svg:x1="8.847cm" svg:y1="15.224cm" svg:x2="8.847cm" svg:y2="18.399cm">
          <text:p/>
        </draw:line>
      </draw:page>
      <draw:page draw:name="page4" draw:style-name="dp1" draw:master-page-name="Default">
        <draw:frame draw:style-name="standard" draw:layer="layout" svg:width="12.699cm" svg:height="12.699cm" svg:x="4.069cm" svg:y="7.28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15" draw:text-style-name="P1" draw:layer="layout" svg:width="2.286cm" svg:height="2.159cm" svg:x="4.429cm" svg:y="17.38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" draw:layer="layout" svg:width="2.921cm" svg:height="2.159cm" svg:x="13.7cm" svg:y="7.68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9" draw:text-style-name="P8" draw:layer="layout" svg:x1="5.445cm" svg:y1="15.07cm" svg:x2="5.445cm" svg:y2="17.356cm">
          <text:p/>
        </draw:line>
        <draw:line draw:style-name="gr19" draw:text-style-name="P8" draw:layer="layout" svg:x1="8.874cm" svg:y1="15.097cm" svg:x2="5.445cm" svg:y2="15.066cm">
          <text:p/>
        </draw:line>
        <draw:line draw:style-name="gr19" draw:text-style-name="P8" draw:layer="layout" svg:x1="11.949cm" svg:y1="15.097cm" svg:x2="8.882cm" svg:y2="15.097cm">
          <text:p/>
        </draw:line>
        <draw:line draw:style-name="gr19" draw:text-style-name="P8" draw:layer="layout" svg:x1="11.968cm" svg:y1="11.922cm" svg:x2="11.968cm" svg:y2="15.097cm">
          <text:p/>
        </draw:line>
        <draw:line draw:style-name="gr19" draw:text-style-name="P8" draw:layer="layout" svg:x1="15.097cm" svg:y1="8.859cm" svg:x2="11.922cm" svg:y2="8.828cm">
          <text:p/>
        </draw:line>
        <draw:line draw:style-name="gr19" draw:text-style-name="P8" draw:layer="layout" svg:x1="11.968cm" svg:y1="8.823cm" svg:x2="11.968cm" svg:y2="11.998cm">
          <text:p/>
        </draw:line>
      </draw:page>
      <draw:page draw:name="page5" draw:style-name="dp1" draw:master-page-name="Default">
        <draw:custom-shape draw:style-name="gr21" draw:text-style-name="P1" draw:layer="layout" svg:width="8.763cm" svg:height="2.54cm" svg:x="5.645cm" svg:y="21.8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draw:layer="layout" svg:width="13.208cm" svg:height="2.54cm" svg:x="3.808cm" svg:y="14.1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" draw:layer="layout" svg:width="6.858cm" svg:height="2.54cm" svg:x="6.588cm" svg:y="10.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" draw:layer="layout" svg:width="14.605cm" svg:height="2.54cm" svg:x="3.159cm" svg:y="17.9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" draw:layer="layout" svg:width="1.524cm" svg:height="1.524cm" svg:x="7.223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0" draw:id="id10" draw:layer="layout" svg:width="1.524cm" svg:height="1.524cm" svg:x="9.224cm" svg:y="10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1" draw:id="id11" draw:layer="layout" svg:width="1.524cm" svg:height="1.524cm" svg:x="11.225cm" svg:y="10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4" draw:id="id4" draw:layer="layout" svg:width="1.524cm" svg:height="1.524cm" svg:x="4.324cm" svg:y="14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3" draw:id="id3" draw:layer="layout" svg:width="1.524cm" svg:height="1.524cm" svg:x="7.224cm" svg:y="10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5" draw:id="id5" draw:layer="layout" svg:width="1.524cm" svg:height="1.524cm" svg:x="6.325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6" draw:id="id6" draw:layer="layout" svg:width="1.524cm" svg:height="1.524cm" svg:x="8.326cm" svg:y="14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7" draw:id="id7" draw:layer="layout" svg:width="1.524cm" svg:height="1.524cm" svg:x="10.52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" draw:id="id8" draw:layer="layout" svg:width="1.524cm" svg:height="1.524cm" svg:x="12.628cm" svg:y="14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9" draw:id="id9" draw:layer="layout" svg:width="1.524cm" svg:height="1.524cm" svg:x="14.729cm" svg:y="14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1.524cm" svg:height="1.524cm" svg:x="15.832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8" draw:id="id18" draw:layer="layout" svg:width="1.524cm" svg:height="1.524cm" svg:x="13.933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9" draw:id="id19" draw:layer="layout" svg:width="1.524cm" svg:height="1.524cm" svg:x="15.833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7" draw:id="id17" draw:layer="layout" svg:width="1.524cm" svg:height="1.524cm" svg:x="12.034cm" svg:y="18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6" draw:id="id16" draw:layer="layout" svg:width="1.524cm" svg:height="1.524cm" svg:x="9.935cm" svg:y="18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5" draw:id="id15" draw:layer="layout" svg:width="1.524cm" svg:height="1.524cm" svg:x="7.836cm" svg:y="18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4" draw:id="id14" draw:layer="layout" svg:width="1.524cm" svg:height="1.524cm" svg:x="6.037cm" svg:y="18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3" draw:id="id13" draw:layer="layout" svg:width="1.524cm" svg:height="1.524cm" svg:x="4.038cm" svg:y="18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2" draw:id="id12" draw:layer="layout" svg:width="1.524cm" svg:height="1.524cm" svg:x="6.139cm" svg:y="22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0" draw:id="id20" draw:layer="layout" svg:width="1.524cm" svg:height="1.524cm" svg:x="8.14cm" svg:y="22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1" draw:id="id21" draw:layer="layout" svg:width="1.524cm" svg:height="1.524cm" svg:x="10.14cm" svg:y="22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3" draw:id="id23" draw:layer="layout" svg:width="1.524cm" svg:height="1.524cm" svg:x="12.14cm" svg:y="22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3" draw:layer="layout" draw:type="line" svg:x1="7.986cm" svg:y1="12.431cm" svg:x2="5.086cm" svg:y2="14.707cm" draw:start-shape="id3" draw:start-glue-point="8" draw:end-shape="id4" draw:end-glue-point="4" svg:d="M7986 12431l-2900 2276" svg:viewBox="0 0 2901 2277">
          <text:p/>
        </draw:connector>
        <draw:connector draw:style-name="gr26" draw:text-style-name="P3" draw:layer="layout" draw:type="line" svg:x1="7.087cm" svg:y1="14.708cm" svg:x2="7.986cm" svg:y2="12.431cm" draw:start-shape="id5" draw:start-glue-point="4" draw:end-shape="id3" draw:end-glue-point="8" svg:d="M7087 14708l899-2277" svg:viewBox="0 0 900 2278">
          <text:p/>
        </draw:connector>
        <draw:connector draw:style-name="gr26" draw:text-style-name="P3" draw:layer="layout" draw:type="line" svg:x1="9.088cm" svg:y1="14.709cm" svg:x2="7.986cm" svg:y2="12.431cm" draw:start-shape="id6" draw:start-glue-point="4" draw:end-shape="id3" draw:end-glue-point="8" svg:d="M9088 14709l-1102-2278" svg:viewBox="0 0 1103 2279">
          <text:p/>
        </draw:connector>
        <draw:connector draw:style-name="gr26" draw:text-style-name="P3" draw:layer="layout" draw:type="line" svg:x1="11.289cm" svg:y1="14.71cm" svg:x2="7.986cm" svg:y2="12.431cm" draw:start-shape="id7" draw:start-glue-point="4" draw:end-shape="id3" draw:end-glue-point="8" svg:d="M11289 14710l-3303-2279" svg:viewBox="0 0 3304 2280">
          <text:p/>
        </draw:connector>
        <draw:connector draw:style-name="gr26" draw:text-style-name="P3" draw:layer="layout" draw:type="line" svg:x1="7.986cm" svg:y1="12.431cm" svg:x2="13.39cm" svg:y2="14.711cm" draw:start-shape="id3" draw:start-glue-point="8" draw:end-shape="id8" draw:end-glue-point="4" svg:d="M7986 12431l5404 2280" svg:viewBox="0 0 5405 2281">
          <text:p/>
        </draw:connector>
        <draw:connector draw:style-name="gr26" draw:text-style-name="P3" draw:layer="layout" draw:type="line" svg:x1="15.491cm" svg:y1="14.712cm" svg:x2="7.986cm" svg:y2="12.431cm" draw:start-shape="id9" draw:start-glue-point="4" draw:end-shape="id3" draw:end-glue-point="8" svg:d="M15491 14712l-7505-2281" svg:viewBox="0 0 7506 2282">
          <text:p/>
        </draw:connector>
        <draw:connector draw:style-name="gr26" draw:text-style-name="P3" draw:layer="layout" draw:type="line" svg:x1="9.986cm" svg:y1="12.431cm" svg:x2="7.087cm" svg:y2="14.708cm" draw:start-shape="id10" draw:start-glue-point="8" draw:end-shape="id5" draw:end-glue-point="4" svg:d="M9986 12431l-2899 2277" svg:viewBox="0 0 2900 2278">
          <text:p/>
        </draw:connector>
        <draw:connector draw:style-name="gr26" draw:text-style-name="P3" draw:layer="layout" draw:type="line" svg:x1="9.986cm" svg:y1="12.431cm" svg:x2="9.088cm" svg:y2="14.709cm" draw:start-shape="id10" draw:start-glue-point="8" draw:end-shape="id6" draw:end-glue-point="4" svg:d="M9986 12431l-898 2278" svg:viewBox="0 0 899 2279">
          <text:p/>
        </draw:connector>
        <draw:connector draw:style-name="gr26" draw:text-style-name="P3" draw:layer="layout" draw:type="line" svg:x1="9.986cm" svg:y1="12.431cm" svg:x2="5.086cm" svg:y2="14.707cm" draw:start-shape="id10" draw:start-glue-point="8" draw:end-shape="id4" draw:end-glue-point="4" svg:d="M9986 12431l-4900 2276" svg:viewBox="0 0 4901 2277">
          <text:p/>
        </draw:connector>
        <draw:connector draw:style-name="gr26" draw:text-style-name="P3" draw:layer="layout" draw:type="line" svg:x1="11.289cm" svg:y1="14.71cm" svg:x2="9.986cm" svg:y2="12.431cm" draw:start-shape="id7" draw:start-glue-point="4" draw:end-shape="id10" draw:end-glue-point="8" svg:d="M11289 14710l-1303-2279" svg:viewBox="0 0 1304 2280">
          <text:p/>
        </draw:connector>
        <draw:connector draw:style-name="gr26" draw:text-style-name="P3" draw:layer="layout" draw:type="line" svg:x1="13.39cm" svg:y1="14.711cm" svg:x2="9.986cm" svg:y2="12.431cm" draw:start-shape="id8" draw:start-glue-point="4" draw:end-shape="id10" draw:end-glue-point="8" svg:d="M13390 14711l-3404-2280" svg:viewBox="0 0 3405 2281">
          <text:p/>
        </draw:connector>
        <draw:connector draw:style-name="gr26" draw:text-style-name="P3" draw:layer="layout" draw:type="line" svg:x1="15.491cm" svg:y1="14.712cm" svg:x2="9.986cm" svg:y2="12.431cm" draw:start-shape="id9" draw:start-glue-point="4" draw:end-shape="id10" draw:end-glue-point="8" svg:d="M15491 14712l-5505-2281" svg:viewBox="0 0 5506 2282">
          <text:p/>
        </draw:connector>
        <draw:connector draw:style-name="gr26" draw:text-style-name="P3" draw:layer="layout" draw:type="line" svg:x1="5.086cm" svg:y1="14.707cm" svg:x2="11.987cm" svg:y2="12.432cm" draw:start-shape="id4" draw:start-glue-point="4" draw:end-shape="id11" draw:end-glue-point="8" svg:d="M5086 14707l6901-2275" svg:viewBox="0 0 6902 2276">
          <text:p/>
        </draw:connector>
        <draw:connector draw:style-name="gr26" draw:text-style-name="P3" draw:layer="layout" draw:type="line" svg:x1="7.087cm" svg:y1="14.708cm" svg:x2="11.987cm" svg:y2="12.432cm" draw:start-shape="id5" draw:start-glue-point="4" draw:end-shape="id11" draw:end-glue-point="8" svg:d="M7087 14708l4900-2276" svg:viewBox="0 0 4901 2277">
          <text:p/>
        </draw:connector>
        <draw:connector draw:style-name="gr26" draw:text-style-name="P3" draw:layer="layout" draw:type="line" svg:x1="9.088cm" svg:y1="14.709cm" svg:x2="11.987cm" svg:y2="12.432cm" draw:start-shape="id6" draw:start-glue-point="4" draw:end-shape="id11" draw:end-glue-point="8" svg:d="M9088 14709l2899-2277" svg:viewBox="0 0 2900 2278">
          <text:p/>
        </draw:connector>
        <draw:connector draw:style-name="gr26" draw:text-style-name="P3" draw:layer="layout" draw:type="line" svg:x1="11.289cm" svg:y1="14.71cm" svg:x2="11.987cm" svg:y2="12.432cm" draw:start-shape="id7" draw:start-glue-point="4" draw:end-shape="id11" draw:end-glue-point="8" svg:d="M11289 14710l698-2278" svg:viewBox="0 0 699 2279">
          <text:p/>
        </draw:connector>
        <draw:connector draw:style-name="gr26" draw:text-style-name="P3" draw:layer="layout" draw:type="line" svg:x1="13.39cm" svg:y1="14.711cm" svg:x2="11.987cm" svg:y2="12.432cm" draw:start-shape="id8" draw:start-glue-point="4" draw:end-shape="id11" draw:end-glue-point="8" svg:d="M13390 14711l-1403-2279" svg:viewBox="0 0 1404 2280">
          <text:p/>
        </draw:connector>
        <draw:connector draw:style-name="gr26" draw:text-style-name="P3" draw:layer="layout" draw:type="line" svg:x1="15.491cm" svg:y1="14.712cm" svg:x2="11.987cm" svg:y2="12.432cm" draw:start-shape="id9" draw:start-glue-point="4" draw:end-shape="id11" draw:end-glue-point="8" svg:d="M15491 14712l-3504-2280" svg:viewBox="0 0 3505 2281">
          <text:p/>
        </draw:connector>
        <draw:connector draw:style-name="gr26" draw:text-style-name="P3" draw:layer="layout" draw:type="line" svg:x1="6.901cm" svg:y1="22.322cm" svg:x2="4.8cm" svg:y2="19.945cm" draw:start-shape="id12" draw:start-glue-point="4" draw:end-shape="id13" draw:end-glue-point="8" svg:d="M6901 22322l-2101-2377" svg:viewBox="0 0 2102 2378">
          <text:p/>
        </draw:connector>
        <draw:connector draw:style-name="gr26" draw:text-style-name="P3" draw:layer="layout" draw:type="line" svg:x1="6.901cm" svg:y1="22.322cm" svg:x2="6.799cm" svg:y2="19.944cm" draw:start-shape="id12" draw:start-glue-point="4" draw:end-shape="id14" draw:end-glue-point="8" svg:d="M6901 22322l-102-2378" svg:viewBox="0 0 103 2379">
          <text:p/>
        </draw:connector>
        <draw:connector draw:style-name="gr26" draw:text-style-name="P3" draw:layer="layout" draw:type="line" svg:x1="6.901cm" svg:y1="22.322cm" svg:x2="8.598cm" svg:y2="19.943cm" draw:start-shape="id12" draw:start-glue-point="4" draw:end-shape="id15" draw:end-glue-point="8" svg:d="M6901 22322l1697-2379" svg:viewBox="0 0 1698 2380">
          <text:p/>
        </draw:connector>
        <draw:connector draw:style-name="gr26" draw:text-style-name="P3" draw:layer="layout" draw:type="line" svg:x1="6.901cm" svg:y1="22.322cm" svg:x2="10.697cm" svg:y2="19.942cm" draw:start-shape="id12" draw:start-glue-point="4" draw:end-shape="id16" draw:end-glue-point="8" svg:d="M6901 22322l3796-2380" svg:viewBox="0 0 3797 2381">
          <text:p/>
        </draw:connector>
        <draw:connector draw:style-name="gr26" draw:text-style-name="P3" draw:layer="layout" draw:type="line" svg:x1="6.901cm" svg:y1="22.322cm" svg:x2="12.796cm" svg:y2="19.941cm" draw:start-shape="id12" draw:start-glue-point="4" draw:end-shape="id17" draw:end-glue-point="8" svg:d="M6901 22322l5895-2381" svg:viewBox="0 0 5896 2382">
          <text:p/>
        </draw:connector>
        <draw:connector draw:style-name="gr26" draw:text-style-name="P3" draw:layer="layout" draw:type="line" svg:x1="6.901cm" svg:y1="22.322cm" svg:x2="14.695cm" svg:y2="19.94cm" draw:start-shape="id12" draw:start-glue-point="4" draw:end-shape="id18" draw:end-glue-point="8" svg:d="M6901 22322l7794-2382" svg:viewBox="0 0 7795 2383">
          <text:p/>
        </draw:connector>
        <draw:connector draw:style-name="gr26" draw:text-style-name="P3" draw:layer="layout" draw:type="line" svg:x1="16.595cm" svg:y1="19.94cm" svg:x2="6.901cm" svg:y2="22.322cm" draw:start-shape="id19" draw:start-glue-point="8" draw:end-shape="id12" draw:end-glue-point="4" svg:d="M16595 19940l-9694 2382" svg:viewBox="0 0 9695 2383">
          <text:p/>
        </draw:connector>
        <draw:connector draw:style-name="gr26" draw:text-style-name="P3" draw:layer="layout" draw:type="line" svg:x1="8.902cm" svg:y1="22.323cm" svg:x2="4.8cm" svg:y2="19.945cm" draw:start-shape="id20" draw:start-glue-point="4" draw:end-shape="id13" draw:end-glue-point="8" svg:d="M8902 22323l-4102-2378" svg:viewBox="0 0 4103 2379">
          <text:p/>
        </draw:connector>
        <draw:connector draw:style-name="gr26" draw:text-style-name="P3" xml:id="id22" draw:id="id22" draw:layer="layout" draw:type="line" svg:x1="8.467cm" svg:y1="22.225cm" svg:x2="6.799cm" svg:y2="19.944cm" draw:end-shape="id14" draw:end-glue-point="8" svg:d="M8467 22225l-1668-2281" svg:viewBox="0 0 1669 2282">
          <text:p/>
        </draw:connector>
        <draw:connector draw:style-name="gr26" draw:text-style-name="P3" draw:layer="layout" draw:type="line" svg:x1="10.902cm" svg:y1="22.323cm" svg:x2="8.598cm" svg:y2="19.943cm" draw:start-shape="id21" draw:start-glue-point="4" draw:end-shape="id15" draw:end-glue-point="8" svg:d="M10902 22323l-2304-2380" svg:viewBox="0 0 2305 2381">
          <text:p/>
        </draw:connector>
        <draw:connector draw:style-name="gr26" draw:text-style-name="P3" draw:layer="layout" draw:type="line" svg:x1="8.902cm" svg:y1="22.323cm" svg:x2="8.598cm" svg:y2="19.943cm" draw:start-shape="id20" draw:start-glue-point="4" draw:end-shape="id15" draw:end-glue-point="8" svg:d="M8902 22323l-304-2380" svg:viewBox="0 0 305 2381">
          <text:p/>
        </draw:connector>
        <draw:connector draw:style-name="gr26" draw:text-style-name="P3" draw:layer="layout" draw:type="line" svg:x1="8.902cm" svg:y1="22.323cm" svg:x2="10.697cm" svg:y2="19.942cm" draw:start-shape="id20" draw:start-glue-point="4" draw:end-shape="id16" draw:end-glue-point="8" svg:d="M8902 22323l1795-2381" svg:viewBox="0 0 1796 2382">
          <text:p/>
        </draw:connector>
        <draw:connector draw:style-name="gr26" draw:text-style-name="P3" draw:layer="layout" draw:type="line" svg:x1="8.902cm" svg:y1="22.323cm" svg:x2="12.796cm" svg:y2="19.941cm" draw:start-shape="id20" draw:start-glue-point="4" draw:end-shape="id17" draw:end-glue-point="8" svg:d="M8902 22323l3894-2382" svg:viewBox="0 0 3895 2383">
          <text:p/>
        </draw:connector>
        <draw:connector draw:style-name="gr26" draw:text-style-name="P3" draw:layer="layout" draw:type="line" svg:x1="8.467cm" svg:y1="22.225cm" svg:x2="14.695cm" svg:y2="19.94cm" draw:start-shape="id22" draw:start-glue-point="2" draw:end-shape="id18" draw:end-glue-point="8" svg:d="M8467 22225l6228-2285" svg:viewBox="0 0 6229 2286">
          <text:p/>
        </draw:connector>
        <draw:connector draw:style-name="gr26" draw:text-style-name="P3" draw:layer="layout" draw:type="line" svg:x1="12.902cm" svg:y1="22.323cm" svg:x2="16.595cm" svg:y2="19.94cm" draw:start-shape="id23" draw:start-glue-point="4" draw:end-shape="id19" draw:end-glue-point="8" svg:d="M12902 22323l3693-2383" svg:viewBox="0 0 3694 2384">
          <text:p/>
        </draw:connector>
        <draw:connector draw:style-name="gr26" draw:text-style-name="P3" draw:layer="layout" draw:type="line" svg:x1="12.902cm" svg:y1="22.323cm" svg:x2="12.796cm" svg:y2="19.941cm" draw:start-shape="id23" draw:start-glue-point="4" draw:end-shape="id17" draw:end-glue-point="8" svg:d="M12902 22323l-106-2382" svg:viewBox="0 0 107 2383">
          <text:p/>
        </draw:connector>
        <draw:connector draw:style-name="gr26" draw:text-style-name="P3" draw:layer="layout" draw:type="line" svg:x1="10.902cm" svg:y1="22.323cm" svg:x2="12.796cm" svg:y2="19.941cm" draw:start-shape="id21" draw:start-glue-point="4" draw:end-shape="id17" draw:end-glue-point="8" svg:d="M10902 22323l1894-2382" svg:viewBox="0 0 1895 2383">
          <text:p/>
        </draw:connector>
        <draw:connector draw:style-name="gr26" draw:text-style-name="P3" draw:layer="layout" draw:type="line" svg:x1="10.902cm" svg:y1="22.323cm" svg:x2="14.695cm" svg:y2="19.94cm" draw:start-shape="id21" draw:start-glue-point="4" draw:end-shape="id18" draw:end-glue-point="8" svg:d="M10902 22323l3793-2383" svg:viewBox="0 0 3794 2384">
          <text:p/>
        </draw:connector>
        <draw:connector draw:style-name="gr26" draw:text-style-name="P3" draw:layer="layout" draw:type="line" svg:x1="5.086cm" svg:y1="16.231cm" svg:x2="4.8cm" svg:y2="18.421cm" draw:start-shape="id4" draw:start-glue-point="8" draw:end-shape="id13" draw:end-glue-point="4" svg:d="M5086 16231l-286 2190" svg:viewBox="0 0 287 2191">
          <text:p/>
        </draw:connector>
        <draw:connector draw:style-name="gr26" draw:text-style-name="P3" xml:id="id24" draw:id="id24" draw:layer="layout" draw:type="line" svg:x1="5.086cm" svg:y1="16.231cm" svg:x2="4.8cm" svg:y2="18.421cm" svg:d="M5086 16231l-286 2190" svg:viewBox="0 0 287 2191">
          <text:p/>
        </draw:connector>
        <draw:connector draw:style-name="gr26" draw:text-style-name="P3" draw:layer="layout" draw:type="line" svg:x1="7.087cm" svg:y1="16.232cm" svg:x2="6.799cm" svg:y2="18.42cm" draw:start-shape="id5" draw:start-glue-point="8" draw:end-shape="id14" draw:end-glue-point="4" svg:d="M7087 16232l-288 2188" svg:viewBox="0 0 289 2189">
          <text:p/>
        </draw:connector>
        <draw:connector draw:style-name="gr26" draw:text-style-name="P3" draw:layer="layout" draw:type="line" svg:x1="4.8cm" svg:y1="18.421cm" svg:x2="7.087cm" svg:y2="16.232cm" draw:start-shape="id24" draw:start-glue-point="3" draw:end-shape="id5" draw:end-glue-point="8" svg:d="M4800 18421l2287-2189" svg:viewBox="0 0 2288 2190">
          <text:p/>
        </draw:connector>
        <draw:connector draw:style-name="gr26" draw:text-style-name="P3" draw:layer="layout" draw:type="line" svg:x1="4.8cm" svg:y1="18.421cm" svg:x2="9.088cm" svg:y2="16.233cm" draw:start-shape="id24" draw:start-glue-point="3" draw:end-shape="id6" draw:end-glue-point="8" svg:d="M4800 18421l4288-2188" svg:viewBox="0 0 4289 2189">
          <text:p/>
        </draw:connector>
        <draw:connector draw:style-name="gr26" draw:text-style-name="P3" draw:layer="layout" draw:type="line" svg:x1="8.598cm" svg:y1="18.419cm" svg:x2="9.088cm" svg:y2="16.233cm" draw:start-shape="id15" draw:start-glue-point="4" draw:end-shape="id6" draw:end-glue-point="8" svg:d="M8598 18419l490-2186" svg:viewBox="0 0 491 2187">
          <text:p/>
        </draw:connector>
        <draw:connector draw:style-name="gr26" draw:text-style-name="P3" draw:layer="layout" draw:type="line" svg:x1="10.697cm" svg:y1="18.418cm" svg:x2="11.289cm" svg:y2="16.234cm" draw:start-shape="id16" draw:start-glue-point="4" draw:end-shape="id7" draw:end-glue-point="8" svg:d="M10697 18418l592-2184" svg:viewBox="0 0 593 2185">
          <text:p/>
        </draw:connector>
        <draw:connector draw:style-name="gr26" draw:text-style-name="P3" draw:layer="layout" draw:type="line" svg:x1="12.796cm" svg:y1="18.417cm" svg:x2="13.39cm" svg:y2="16.235cm" draw:start-shape="id17" draw:start-glue-point="4" draw:end-shape="id8" draw:end-glue-point="8" svg:d="M12796 18417l594-2182" svg:viewBox="0 0 595 2183">
          <text:p/>
        </draw:connector>
        <draw:connector draw:style-name="gr26" draw:text-style-name="P3" draw:layer="layout" draw:type="line" svg:x1="14.695cm" svg:y1="18.416cm" svg:x2="15.491cm" svg:y2="16.236cm" draw:start-shape="id18" draw:start-glue-point="4" draw:end-shape="id9" draw:end-glue-point="8" svg:d="M14695 18416l796-2180" svg:viewBox="0 0 797 2181">
          <text:p/>
        </draw:connector>
        <draw:connector draw:style-name="gr26" draw:text-style-name="P3" draw:layer="layout" draw:type="line" svg:x1="16.595cm" svg:y1="18.416cm" svg:x2="15.491cm" svg:y2="16.236cm" draw:start-shape="id19" draw:start-glue-point="4" draw:end-shape="id9" draw:end-glue-point="8" svg:d="M16595 18416l-1104-2180" svg:viewBox="0 0 1105 2181">
          <text:p/>
        </draw:connector>
        <draw:connector draw:style-name="gr26" draw:text-style-name="P3" draw:layer="layout" draw:type="line" svg:x1="16.595cm" svg:y1="18.416cm" svg:x2="13.39cm" svg:y2="16.235cm" draw:start-shape="id19" draw:start-glue-point="4" draw:end-shape="id8" draw:end-glue-point="8" svg:d="M16595 18416l-3205-2181" svg:viewBox="0 0 3206 2182">
          <text:p/>
        </draw:connector>
        <draw:connector draw:style-name="gr26" draw:text-style-name="P3" draw:layer="layout" draw:type="line" svg:x1="16.595cm" svg:y1="18.416cm" svg:x2="11.289cm" svg:y2="16.234cm" draw:start-shape="id19" draw:start-glue-point="4" draw:end-shape="id7" draw:end-glue-point="8" svg:d="M16595 18416l-5306-2182" svg:viewBox="0 0 5307 2183">
          <text:p/>
        </draw:connector>
        <draw:connector draw:style-name="gr26" draw:text-style-name="P3" draw:layer="layout" draw:type="line" svg:x1="15.234cm" svg:y1="18.639cm" svg:x2="13.39cm" svg:y2="16.235cm" draw:start-shape="id18" draw:start-glue-point="11" draw:end-shape="id8" draw:end-glue-point="8" svg:d="M15234 18639l-1844-2404" svg:viewBox="0 0 1845 2405">
          <text:p/>
        </draw:connector>
        <draw:connector draw:style-name="gr26" draw:text-style-name="P3" draw:layer="layout" draw:type="line" svg:x1="12.796cm" svg:y1="18.417cm" svg:x2="11.289cm" svg:y2="16.234cm" draw:start-shape="id17" draw:start-glue-point="4" draw:end-shape="id7" draw:end-glue-point="8" svg:d="M12796 18417l-1507-2183" svg:viewBox="0 0 1508 2184">
          <text:p/>
        </draw:connector>
        <draw:connector draw:style-name="gr26" draw:text-style-name="P3" draw:layer="layout" draw:type="line" svg:x1="10.697cm" svg:y1="18.418cm" svg:x2="9.088cm" svg:y2="16.233cm" draw:start-shape="id16" draw:start-glue-point="4" draw:end-shape="id6" draw:end-glue-point="8" svg:d="M10697 18418l-1609-2185" svg:viewBox="0 0 1610 2186">
          <text:p/>
        </draw:connector>
        <draw:connector draw:style-name="gr26" draw:text-style-name="P3" draw:layer="layout" draw:type="line" svg:x1="10.697cm" svg:y1="18.418cm" svg:x2="7.087cm" svg:y2="16.232cm" draw:start-shape="id16" draw:start-glue-point="4" draw:end-shape="id5" draw:end-glue-point="8" svg:d="M10697 18418l-3610-2186" svg:viewBox="0 0 3611 2187">
          <text:p/>
        </draw:connector>
        <draw:connector draw:style-name="gr26" draw:text-style-name="P3" draw:layer="layout" draw:type="line" svg:x1="10.697cm" svg:y1="18.418cm" svg:x2="13.39cm" svg:y2="16.235cm" draw:start-shape="id16" draw:start-glue-point="4" draw:end-shape="id8" draw:end-glue-point="8" svg:d="M10697 18418l2693-2183" svg:viewBox="0 0 2694 2184">
          <text:p/>
        </draw:connector>
        <draw:connector draw:style-name="gr26" draw:text-style-name="P3" draw:layer="layout" draw:type="line" svg:x1="12.796cm" svg:y1="18.417cm" svg:x2="15.491cm" svg:y2="16.236cm" draw:start-shape="id17" draw:start-glue-point="4" draw:end-shape="id9" draw:end-glue-point="8" svg:d="M12796 18417l2695-2181" svg:viewBox="0 0 2696 2182">
          <text:p/>
        </draw:connector>
        <draw:connector draw:style-name="gr26" draw:text-style-name="P3" draw:layer="layout" draw:type="line" svg:x1="8.598cm" svg:y1="18.419cm" svg:x2="7.087cm" svg:y2="16.232cm" draw:start-shape="id15" draw:start-glue-point="4" draw:end-shape="id5" draw:end-glue-point="8" svg:d="M8598 18419l-1511-2187" svg:viewBox="0 0 1512 2188">
          <text:p/>
        </draw:connector>
        <draw:connector draw:style-name="gr26" draw:text-style-name="P3" draw:layer="layout" draw:type="line" svg:x1="5.086cm" svg:y1="16.231cm" svg:x2="6.799cm" svg:y2="18.42cm" draw:start-shape="id24" draw:start-glue-point="2" draw:end-shape="id14" draw:end-glue-point="4" svg:d="M5086 16231l1713 2189" svg:viewBox="0 0 1714 2190">
          <text:p/>
        </draw:connector>
        <draw:connector draw:style-name="gr26" draw:text-style-name="P3" draw:layer="layout" draw:type="line" svg:x1="5.086cm" svg:y1="16.231cm" svg:x2="8.598cm" svg:y2="18.419cm" draw:start-shape="id24" draw:start-glue-point="2" draw:end-shape="id15" draw:end-glue-point="4" svg:d="M5086 16231l3512 2188" svg:viewBox="0 0 3513 2189">
          <text:p/>
        </draw:connector>
        <draw:connector draw:style-name="gr26" draw:text-style-name="P3" draw:layer="layout" draw:type="line" svg:x1="8.549cm" svg:y1="16.01cm" svg:x2="12.796cm" svg:y2="18.417cm" draw:start-shape="id6" draw:start-glue-point="7" draw:end-shape="id17" draw:end-glue-point="4" svg:d="M8549 16010l4247 2407" svg:viewBox="0 0 4248 2408">
          <text:p/>
        </draw:connector>
        <draw:connector draw:style-name="gr26" draw:text-style-name="P3" draw:layer="layout" draw:type="line" svg:x1="11.289cm" svg:y1="16.234cm" svg:x2="14.695cm" svg:y2="18.416cm" draw:start-shape="id7" draw:start-glue-point="8" draw:end-shape="id18" draw:end-glue-point="4" svg:d="M11289 16234l3406 2182" svg:viewBox="0 0 3407 2183">
          <text:p/>
        </draw:connector>
        <draw:frame draw:style-name="gr27" draw:text-style-name="P9" draw:layer="layout" svg:width="2.794cm" svg:height="1.143cm" svg:x="7.67cm" svg:y="25.124cm">
          <draw:text-box>
            <text:p>Q(s,a<text:span text:style-name="T4">2</text:span>)</text:p>
          </draw:text-box>
        </draw:frame>
        <draw:frame draw:style-name="gr27" draw:text-style-name="P9" draw:layer="layout" svg:width="2.794cm" svg:height="1.143cm" svg:x="9.903cm" svg:y="25.129cm">
          <draw:text-box>
            <text:p>Q(s,a<text:span text:style-name="T4">3</text:span>)</text:p>
          </draw:text-box>
        </draw:frame>
        <draw:frame draw:style-name="gr27" draw:text-style-name="P9" draw:layer="layout" svg:width="2.794cm" svg:height="1.143cm" svg:x="12.136cm" svg:y="25.134cm">
          <draw:text-box>
            <text:p>Q(s,a<text:span text:style-name="T4">4</text:span>)</text:p>
          </draw:text-box>
        </draw:frame>
        <draw:frame draw:style-name="gr27" draw:text-style-name="P9" draw:layer="layout" svg:width="2.794cm" svg:height="1.143cm" svg:x="5.469cm" svg:y="25.039cm">
          <draw:text-box>
            <text:p>Q(s,a<text:span text:style-name="T4">1</text:span>)</text:p>
          </draw:text-box>
        </draw:frame>
        <draw:frame draw:style-name="gr27" draw:text-style-name="P11" draw:layer="layout" svg:width="1.156cm" svg:height="1.207cm" svg:x="7.502cm" svg:y="9.144cm">
          <draw:text-box>
            <text:p text:style-name="P10">s<text:span text:style-name="T4">1</text:span></text:p>
          </draw:text-box>
        </draw:frame>
        <draw:frame draw:style-name="gr27" draw:text-style-name="P13" draw:layer="layout" svg:width="1.156cm" svg:height="1.207cm" svg:x="9.435cm" svg:y="9.109cm">
          <draw:text-box>
            <text:p text:style-name="P12"><text:span text:style-name="T5">s</text:span><text:span text:style-name="T6">2</text:span></text:p>
          </draw:text-box>
        </draw:frame>
        <draw:frame draw:style-name="gr27" draw:text-style-name="P13" draw:layer="layout" svg:width="1.21cm" svg:height="1.207cm" svg:x="11.414cm" svg:y="9.074cm">
          <draw:text-box>
            <text:p text:style-name="P12"><text:span text:style-name="T5">s</text:span><text:span text:style-name="T6">3</text:span></text:p>
          </draw:text-box>
        </draw:frame>
      </draw:page>
      <draw:page draw:name="page6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19:26:07.546585184</meta:creation-date>
    <dc:date>2022-03-20T17:02:06.384749597</dc:date>
    <meta:editing-duration>P2DT16H11M47S</meta:editing-duration>
    <meta:editing-cycles>20</meta:editing-cycles>
    <meta:generator>LibreOffice/6.4.7.2$Linux_X86_64 LibreOffice_project/40$Build-2</meta:generator>
    <meta:document-statistic meta:object-count="149"/>
  </office:meta>
</office:document-meta>
</file>